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cb3" officeooo:paragraph-rsid="001ebcb3"/>
    </style:style>
    <style:style style:name="P2" style:family="paragraph" style:parent-style-name="Standard">
      <style:text-properties officeooo:rsid="00200030" officeooo:paragraph-rsid="00200030"/>
    </style:style>
    <style:style style:name="P3" style:family="paragraph" style:parent-style-name="Standard">
      <style:text-properties officeooo:rsid="002025ff" officeooo:paragraph-rsid="002025ff"/>
    </style:style>
    <style:style style:name="P4" style:family="paragraph" style:parent-style-name="Standard">
      <style:text-properties fo:font-weight="normal" officeooo:rsid="00221c3e" officeooo:paragraph-rsid="00221c3e" style:font-weight-asian="normal" style:font-weight-complex="normal"/>
    </style:style>
    <style:style style:name="P5" style:family="paragraph" style:parent-style-name="Standard">
      <style:text-properties fo:font-weight="normal" officeooo:rsid="0023f670" officeooo:paragraph-rsid="0023f670" style:font-weight-asian="normal" style:font-weight-complex="normal"/>
    </style:style>
    <style:style style:name="P6" style:family="paragraph" style:parent-style-name="Standard">
      <style:text-properties style:font-name="sans-serif" fo:font-size="11pt" fo:font-weight="bold" officeooo:rsid="001ebcb3" officeooo:paragraph-rsid="001ebcb3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sans-serif" fo:font-size="11pt" fo:font-weight="bold" officeooo:rsid="00221c3e" officeooo:paragraph-rsid="00221c3e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sans-serif" fo:font-size="11pt" fo:font-weight="bold" officeooo:rsid="0023f670" officeooo:paragraph-rsid="0023f670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sans-serif" fo:font-size="11pt" officeooo:rsid="001ebcb3" officeooo:paragraph-rsid="001ebcb3" style:font-size-asian="11pt" style:font-size-complex="11pt"/>
    </style:style>
    <style:style style:name="P10" style:family="paragraph" style:parent-style-name="Standard">
      <style:text-properties style:font-name="sans-serif" fo:font-size="11pt" officeooo:rsid="00200030" officeooo:paragraph-rsid="00200030" style:font-size-asian="11pt" style:font-size-complex="11pt"/>
    </style:style>
    <style:style style:name="P11" style:family="paragraph" style:parent-style-name="Standard">
      <style:text-properties style:font-name="sans-serif" fo:font-size="11pt" officeooo:rsid="002025ff" officeooo:paragraph-rsid="002025ff" style:font-size-asian="11pt" style:font-size-complex="11pt"/>
    </style:style>
    <style:style style:name="P12" style:family="paragraph" style:parent-style-name="Standard">
      <style:text-properties style:font-name="sans-serif" fo:font-size="11pt" fo:font-weight="normal" officeooo:rsid="0023f670" officeooo:paragraph-rsid="0023f670" style:font-size-asian="11pt" style:font-weight-asian="normal" style:font-size-complex="11pt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>
      <style:text-properties style:font-name="sans-serif" fo:font-size="11pt" fo:font-weight="normal" officeooo:rsid="0023f670" officeooo:paragraph-rsid="0023f670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ke:</text:p>
      <text:p text:style-name="P9">#extra libs used in the project (for instance -lpthread)</text:p>
      <text:p text:style-name="P9">LIBS<text:tab/>= -lpthread</text:p>
      <text:p text:style-name="P9">GRAPH = `pkg-config --libs --cflags sfml-system sfml-window sfml-graphics sfml-audio sfml-network`</text:p>
      <text:p text:style-name="P1"/>
      <text:p text:style-name="P10">avec: $(EXE_NAME)</text:p>
      <text:p text:style-name="P2"/>
      <text:p text:style-name="P10">$(EXE_NAME): main.o</text:p>
      <text:p text:style-name="P10"><text:tab/>$(COMPILER) -o $(BINDIR)/$(EXE_NAME) $(BINDIR)/*.o $(LIBS) $(GRAPH) $(FLAGS)</text:p>
      <text:p text:style-name="P2"/>
      <text:p text:style-name="P11">#graphique.o:</text:p>
      <text:p text:style-name="P11">#<text:tab/>$(OBJ) -o $(BINDIR)/graphique.o $(SRCDIR)/graphique.cpp</text:p>
      <text:p text:style-name="P3"/>
      <text:p text:style-name="P3"/>
      <text:p text:style-name="P7">main.cpp:</text:p>
      <text:p text:style-name="P4"/>
      <text:p text:style-name="P5">/*void* refresh_frame(terrain* t){</text:p>
      <text:p text:style-name="P5"><text:s text:c="4"/>/* ici faire la partie graphique */</text:p>
      <text:p text:style-name="P5"><text:s text:c="4"/>/*sf::RenderWindow window(sf::VideoMode(512, 128), "Titre");</text:p>
      <text:p text:style-name="P5"/>
      <text:p text:style-name="P5"><text:s text:c="4"/>window.clear(sf::Color(214,214,214));</text:p>
      <text:p text:style-name="P5"><text:s text:c="5"/></text:p>
      <text:p text:style-name="P5"><text:s text:c="4"/>sf::Color black = sf::Color::Black;</text:p>
      <text:p text:style-name="P5"><text:s text:c="4"/>sf::Color white = sf::Color::White;</text:p>
      <text:p text:style-name="P5"><text:s text:c="4"/>sf::Color red = sf::Color::Red;</text:p>
      <text:p text:style-name="P5"><text:s text:c="4"/>//t.print_liste_personnes(); </text:p>
      <text:p text:style-name="P5"><text:s text:c="4"/>while (window.isOpen())</text:p>
      <text:p text:style-name="P5"><text:s text:c="4"/>{</text:p>
      <text:p text:style-name="P5"><text:s text:c="8"/>for(int i = 0; i &lt; 128; i++){</text:p>
      <text:p text:style-name="P5"><text:s text:c="12"/>for(int j = 0; j &lt; 512; j++){</text:p>
      <text:p text:style-name="P5"><text:s text:c="16"/>sf::RectangleShape rectangle;</text:p>
      <text:p text:style-name="P5"><text:s text:c="16"/>rectangle.setSize(sf::Vector2f(1, 1)); // Taille (1x1)</text:p>
      <text:p text:style-name="P5"><text:s text:c="16"/>rectangle.setPosition(j, i); //Position sur l'écran");</text:p>
      <text:p text:style-name="P5"><text:s text:c="16"/>//sa couleur : </text:p>
      <text:p text:style-name="P5"><text:s text:c="16"/>switch(t.matrice.at(i).at(j)){</text:p>
      <text:p text:style-name="P5"><text:s text:c="20"/>case 2 : rectangle.setFillColor(black);</text:p>
      <text:p text:style-name="P5"><text:s text:c="28"/>break;</text:p>
      <text:p text:style-name="P5"><text:s text:c="20"/>case 1 : rectangle.setFillColor(red);</text:p>
      <text:p text:style-name="P5"><text:s text:c="28"/>break;</text:p>
      <text:p text:style-name="P5"><text:s text:c="20"/>default: rectangle.setFillColor(white);</text:p>
      <text:p text:style-name="P5"><text:s text:c="28"/>break;</text:p>
      <text:p text:style-name="P5"><text:s text:c="16"/>}</text:p>
      <text:p text:style-name="P5"><text:s text:c="16"/>window.draw(rectangle);</text:p>
      <text:p text:style-name="P5"><text:s text:c="12"/>}</text:p>
      <text:p text:style-name="P5"><text:s text:c="8"/>}</text:p>
      <text:p text:style-name="P5"><text:s text:c="8"/>window.display();</text:p>
      <text:p text:style-name="P5"><text:s text:c="8"/>cout &lt;&lt; "la simulation est terminée" &lt;&lt; endl;</text:p>
      <text:p text:style-name="P5"><text:s text:c="8"/>window.close();</text:p>
      <text:p text:style-name="P5"><text:s text:c="4"/>}</text:p>
      <text:p text:style-name="P5">}*/</text:p>
      <text:p text:style-name="P5"/>
      <text:p text:style-name="P8"><text:soft-page-break/>compile.sh:</text:p>
      <text:p text:style-name="P12">mkdir bin</text:p>
      <text:p text:style-name="P12">echo -e "\nSi vous voulez compiler le simulateur sans partie graphique entrez 'sans' \nSinon entrez 'avec'"</text:p>
      <text:p text:style-name="P12">read -n 5 pgrah</text:p>
      <text:p text:style-name="P12">if [ $pgraph="avec" ]</text:p>
      <text:p text:style-name="P12">then</text:p>
      <text:p text:style-name="P12"><text:tab/>make avec</text:p>
      <text:p text:style-name="P12">else</text:p>
      <text:p text:style-name="P12"><text:tab/>make sans</text:p>
      <text:p text:style-name="P12">fi</text:p>
      <text:p text:style-name="P12"/>
      <text:p text:style-name="P14"><text:span text:style-name="Source_20_Text">pthread_join</text:span> does two things:</text:p>
      <text:list xml:id="list5236389578344492470" text:style-name="L1">
        <text:list-item>
          <text:p text:style-name="P15">Wait for the thread to finish. </text:p>
        </text:list-item>
        <text:list-item>
          <text:p text:style-name="P13">Clean up any resources associated with the thread. 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6:20:44.729397740</meta:creation-date>
    <meta:generator>LibreOffice/4.2.8.2$Linux_X86_64 LibreOffice_project/420m0$Build-2</meta:generator>
    <meta:editing-duration>PT11M44S</meta:editing-duration>
    <meta:editing-cycles>7</meta:editing-cycles>
    <dc:date>2016-10-28T21:52:44.000216117</dc:date>
    <meta:document-statistic meta:table-count="0" meta:image-count="0" meta:object-count="0" meta:page-count="2" meta:paragraph-count="56" meta:word-count="189" meta:character-count="1840" meta:non-whitespace-character-count="1338"/>
  </office:meta>
</office:document-meta>
</file>